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PM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sesPerRotation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lsesPerSecond</text:p>
          </table:table-cell>
          <table:table-cell table:formula="of:=[.B2]*[.B3]/60"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m16BaseClock</text:p>
          </table:table-cell>
          <table:table-cell office:value-type="float" office:value="240000000" calcext:value-type="float">
            <text:p>240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16Window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7]/8571/[.B8]" office:value-type="float" office:value="280.014000700035" calcext:value-type="float">
            <text:p>280.014000700035</text:p>
          </table:table-cell>
        </table:table-row>
        <table:table-row table:style-name="ro1">
          <table:table-cell office:value-type="string" calcext:value-type="string">
            <text:p>Tim16OC_Value</text:p>
          </table:table-cell>
          <table:table-cell table:formula="of:=[.B8]/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16Prescaler</text:p>
          </table:table-cell>
          <table:table-cell table:formula="of:=([.B7]/[.B5])/[.B8]" office:value-type="float" office:value="8571.42857142857" calcext:value-type="float">
            <text:p>8571.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16PulsesPerSecond</text:p>
          </table:table-cell>
          <table:table-cell table:formula="of:=[.B5]*2" office:value-type="float" office:value="560" calcext:value-type="float">
            <text:p>56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3:50:00.963077411</meta:creation-date>
    <dc:date>2021-02-11T15:27:39.442396250</dc:date>
    <meta:editing-duration>PT37M19S</meta:editing-duration>
    <meta:editing-cycles>2</meta:editing-cycles>
    <meta:generator>LibreOffice/6.4.6.2$Linux_X86_64 LibreOffice_project/40$Build-2</meta:generator>
    <meta:document-statistic meta:table-count="1" meta:cell-count="17" meta:object-count="0"/>
  </office:meta>
</office:document-meta>
</file>